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 fo:break-before="page"/>
      <style:text-properties style:font-name="Times New Roman1"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style:font-name="Times New Roman1" fo:font-size="14pt" fo:font-weight="bol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margin-left="1.296cm" fo:margin-right="0cm" fo:line-height="150%" fo:text-align="start" style:justify-single-word="false" fo:text-indent="-0.635cm" style:auto-text-indent="false">
        <style:tab-stops/>
      </style:paragraph-properties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margin-left="1.323cm" fo:margin-right="0cm" fo:line-height="150%" fo:text-align="start" style:justify-single-word="false" fo:text-indent="-0.794cm" style:auto-text-indent="false">
        <style:tab-stops>
          <style:tab-stop style:position="-0.635cm"/>
        </style:tab-stops>
      </style:paragraph-properties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T1" style:family="text">
      <style:text-properties style:font-name="Times New Roman1"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text:span text:style-name="T1">UNIVERSIDADE DO ESTADO DO AMAZONAS</text:span></text:p>
      <text:p text:style-name="P2">ESCOLA SUPERIOR DE TECNOLOGIA</text:p>
      <text:p text:style-name="P4">Disciplina: Engenharia de Software 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OFTWARE JOGO DA VELH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quipe: <text:span text:style-name="T2">Anderson Pimentel</text:span></text:p>
      <text:p text:style-name="P5"><text:tab/>Mario Angel</text:p>
      <text:p text:style-name="P5"><text:tab/>Rodrigo Bernardino</text:p>
      <text:p text:style-name="P2"/>
      <text:p text:style-name="P2"/>
      <text:p text:style-name="P2"/>
      <text:p text:style-name="P3"/>
      <text:p text:style-name="P2"/>
      <text:p text:style-name="P2"/>
      <text:p text:style-name="P1">Manaus</text:p>
      <text:p text:style-name="P1">Setembro/2010</text:p>
      <text:p text:style-name="P7">REQUISITOS FUNCIONAIS</text:p>
      <text:p text:style-name="P3"/>
      <text:list xml:id="list569749390" text:style-name="L1">
        <text:list-item>
          <text:p text:style-name="P12">O software deve permitir o usuário iniciar uma partida;</text:p>
        </text:list-item>
        <text:list-item>
          <text:p text:style-name="P12">O software deve permitir o usuário realizar uma jogada;</text:p>
        </text:list-item>
        <text:list-item>
          <text:p text:style-name="P12">O software deve permitir dois jogadores jogarem um contra o outro;</text:p>
        </text:list-item>
        <text:list-item>
          <text:p text:style-name="P12">O software deve permitir o jogador jogar contra o computador, sendo que o jogador sempre começa a partida;</text:p>
        </text:list-item>
        <text:list-item>
          <text:p text:style-name="P12">O software deve permitir o jogador escolher entre três níveis de dificuldade nas partidas jogador-computador;</text:p>
        </text:list-item>
        <text:list-item>
          <text:p text:style-name="P12">O software deve iniciar uma nova partida ao final da partida atual;</text:p>
        </text:list-item>
        <text:list-item>
          <text:p text:style-name="P12">O software deve mostrar ao final de cada partida o vencedor da mesma;</text:p>
        </text:list-item>
        <text:list-item>
          <text:p text:style-name="P12">O software deve permitir o jogador encerrar o jogo;</text:p>
        </text:list-item>
        <text:list-item>
          <text:p text:style-name="P12">O software deve mostrar a contagem das partidas, o vencedor ou o empate das últimas partidas;</text:p>
        </text:list-item>
        <text:list-item>
          <text:p text:style-name="P12">O software deve permitir o jogador inserir o nome dos jogadores antes de iniciar as partidas;</text:p>
        </text:list-item>
        <text:list-item>
          <text:p text:style-name="P12">O software deve mostrar quem está jogando com qual símbolo (O ou X);</text:p>
        </text:list-item>
        <text:list-item>
          <text:p text:style-name="P12">O software deve mostrar quem deve fazer a próxima jogada;</text:p>
          <text:p text:style-name="P10"/>
        </text:list-item>
      </text:list>
      <text:p text:style-name="P8">REQUISITOS NÃO FUNCIONAIS</text:p>
      <text:p text:style-name="P9"/>
      <text:list xml:id="list392477080" text:style-name="L2">
        <text:list-item>
          <text:p text:style-name="P11">O software será multiplataforma;</text:p>
        </text:list-item>
        <text:list-item>
          <text:p text:style-name="P11">O software terá uma interface por linha de comando;</text:p>
        </text:list-item>
        <text:list-item>
          <text:p text:style-name="P11">O software terá uma interface gráfica;</text:p>
        </text:list-item>
        <text:list-item>
          <text:p text:style-name="P11">O software será representado através da UML 2.0, modelado no Umbrello 2.0</text:p>
        </text:list-item>
        <text:list-item>
          <text:p text:style-name="P11">O software será desenvolvido utilizando o Github</text:p>
        </text:list-item>
        <text:list-item>
          <text:p text:style-name="P11">O software será desenvolvido através do processo UEAn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</meta:initial-creator>
    <meta:creation-date>2010-09-30T07:46:18</meta:creation-date>
    <dc:date>2010-10-24T15:55:24</dc:date>
    <dc:creator>Rodrigo </dc:creator>
    <meta:editing-duration>PT04H09M28S</meta:editing-duration>
    <meta:editing-cycles>26</meta:editing-cycles>
    <meta:generator>BrOffice.org/3.2$Linux OpenOffice.org_project/320m12$Build-9483</meta:generator>
    <meta:document-statistic meta:table-count="0" meta:image-count="0" meta:object-count="0" meta:page-count="2" meta:paragraph-count="29" meta:word-count="247" meta:character-count="1469"/>
  </office:meta>
</office:document-meta>
</file>